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4.00pt" fo:font-weight="bold" fo:font-family="'Trebuchet MS'" style:font-family-asian="'Trebuchet MS'" style:font-family-complex="'Trebuchet MS'"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24.00pt" fo:font-weight="bold" fo:font-family="'Trebuchet MS'" style:font-family-asian="'Trebuchet MS'" style:font-family-complex="'Trebuchet MS'"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rebuchet MS'" style:font-family-asian="'Trebuchet MS'" style:font-family-complex="'Trebuchet MS'"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Trebuchet MS'" style:font-family-asian="'Trebuchet MS'" style:font-family-complex="'Trebuchet MS'"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Trebuchet MS'" style:font-family-asian="'Trebuchet MS'" style:font-family-complex="'Trebuchet MS'"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Trebuchet MS'" style:font-family-asian="'Trebuchet MS'" style:font-family-complex="'Trebuchet MS'" fo:background-color="transparent" style:use-window-font-color="true"/>
    </style:style>
    <style:style style:name="T13" style:family="text">
      <style:text-properties fo:font-size="12.00pt" fo:font-weight="normal" style:text-underline-mode="continuous" style:text-underline-type="single" style:text-underline-style="solid" style:text-underline-width="normal" fo:font-family="'Trebuchet MS'" style:font-family-asian="'Trebuchet MS'" style:font-family-complex="'Trebuchet MS'" fo:background-color="transparent" fo:color="#0000ff"/>
    </style:style>
    <style:style style:name="T14" style:family="text">
      <style:text-properties fo:font-size="12.00pt" fo:font-weight="normal" fo:font-family="'Trebuchet MS'" style:font-family-asian="'Trebuchet MS'" style:font-family-complex="'Trebuchet MS'"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Trebuchet MS'" style:font-family-asian="'Trebuchet MS'" style:font-family-complex="'Trebuchet MS'"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4.00pt" fo:font-weight="bold" fo:font-family="'Trebuchet MS'" style:font-family-asian="'Trebuchet MS'" style:font-family-complex="'Trebuchet MS'"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bold" fo:font-family="'Trebuchet MS'" style:font-family-asian="'Trebuchet MS'" style:font-family-complex="'Trebuchet MS'" fo:background-color="transparent" fo:color="#000000"/>
    </style:style>
    <style:style style:name="T21" style:family="text">
      <style:text-properties fo:font-size="12.00pt" fo:font-weight="normal" fo:font-family="'Trebuchet MS'" style:font-family-asian="'Trebuchet MS'" style:font-family-complex="'Trebuchet MS'"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Trebuchet MS'" style:font-family-asian="'Trebuchet MS'" style:font-family-complex="'Trebuchet MS'" fo:background-color="transparent" fo:color="#000000"/>
    </style:style>
    <style:style style:name="T24" style:family="text">
      <style:text-properties fo:font-size="12.00pt" fo:font-weight="normal" fo:font-family="'Trebuchet MS'" style:font-family-asian="'Trebuchet MS'" style:font-family-complex="'Trebuchet MS'"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bold" fo:font-family="'Trebuchet MS'" style:font-family-asian="'Trebuchet MS'" style:font-family-complex="'Trebuchet MS'" fo:background-color="transparent" fo:color="#000000"/>
    </style:style>
    <style:style style:name="T27" style:family="text">
      <style:text-properties fo:font-size="12.00pt" fo:font-weight="normal" fo:font-family="'Trebuchet MS'" style:font-family-asian="'Trebuchet MS'" style:font-family-complex="'Trebuchet MS'"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bold" fo:font-family="'Trebuchet MS'" style:font-family-asian="'Trebuchet MS'" style:font-family-complex="'Trebuchet MS'" fo:background-color="transparent" style:use-window-font-color="true"/>
    </style:style>
    <style:style style:name="T30" style:family="text">
      <style:text-properties fo:font-size="12.00pt" fo:font-weight="normal" fo:font-family="'Trebuchet MS'" style:font-family-asian="'Trebuchet MS'" style:font-family-complex="'Trebuchet MS'"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Trebuchet MS'" style:font-family-asian="'Trebuchet MS'" style:font-family-complex="'Trebuchet MS'"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Trebuchet MS'" style:font-family-asian="'Trebuchet MS'" style:font-family-complex="'Trebuchet MS'"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Trebuchet MS'" style:font-family-asian="'Trebuchet MS'" style:font-family-complex="'Trebuchet MS'"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Trebuchet MS'" style:font-family-asian="'Trebuchet MS'" style:font-family-complex="'Trebuchet MS'"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4.00pt" fo:font-weight="bold" fo:font-family="'Trebuchet MS'" style:font-family-asian="'Trebuchet MS'" style:font-family-complex="'Trebuchet MS'" fo:background-color="transparent" style:use-window-font-color="true"/>
    </style:style>
    <style:style style:name="T41" style:family="text">
      <style:text-properties fo:font-size="12.00pt" fo:font-weight="normal" fo:font-family="'Trebuchet MS'" style:font-family-asian="'Trebuchet MS'" style:font-family-complex="'Trebuchet MS'"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4.00pt" fo:font-weight="bold" fo:font-family="'Trebuchet MS'" style:font-family-asian="'Trebuchet MS'" style:font-family-complex="'Trebuchet MS'"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rebuchet MS'" style:font-family-asian="'Trebuchet MS'" style:font-family-complex="'Trebuchet MS'" fo:background-color="transparent" fo:color="#cccccc"/>
    </style:style>
    <style:style style:name="T46" style:family="text">
      <style:text-properties fo:font-size="12.00pt" fo:font-weight="normal" fo:font-family="'Trebuchet MS'" style:font-family-asian="'Trebuchet MS'" style:font-family-complex="'Trebuchet MS'"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4.00pt" fo:font-weight="bold" fo:font-family="'Trebuchet MS'" style:font-family-asian="'Trebuchet MS'" style:font-family-complex="'Trebuchet MS'" fo:background-color="transparent" style:use-window-font-color="true"/>
    </style:style>
    <style:style style:name="T49" style:family="text">
      <style:text-properties fo:font-size="12.00pt" fo:font-weight="normal" fo:font-family="'Trebuchet MS'" style:font-family-asian="'Trebuchet MS'" style:font-family-complex="'Trebuchet MS'"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Trebuchet MS'" style:font-family-asian="'Trebuchet MS'" style:font-family-complex="'Trebuchet MS'"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Trebuchet MS'" style:font-family-asian="'Trebuchet MS'" style:font-family-complex="'Trebuchet MS'"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Trebuchet MS'" style:font-family-asian="'Trebuchet MS'" style:font-family-complex="'Trebuchet MS'"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rebuchet MS'" style:font-family-asian="'Trebuchet MS'" style:font-family-complex="'Trebuchet MS'"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Trebuchet MS'" style:font-family-asian="'Trebuchet MS'" style:font-family-complex="'Trebuchet MS'" fo:background-color="transparent" fo:color="#000000"/>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Trebuchet MS'" style:font-family-asian="'Trebuchet MS'" style:font-family-complex="'Trebuchet MS'" fo:background-color="transparent" fo:color="#000000"/>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Trebuchet MS'" style:font-family-asian="'Trebuchet MS'" style:font-family-complex="'Trebuchet MS'"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4.00pt" fo:font-weight="bold" fo:font-family="'Trebuchet MS'" style:font-family-asian="'Trebuchet MS'" style:font-family-complex="'Trebuchet MS'" fo:background-color="transparent" style:use-window-font-color="true"/>
    </style:style>
    <style:style style:name="T66" style:family="text">
      <style:text-properties fo:font-size="14.00pt" fo:font-weight="bold" fo:font-family="Calibri" style:font-family-asian="Calibri" style:font-family-complex="Calibri" fo:background-color="transparent" style:use-window-font-color="true"/>
    </style:style>
    <style:style style:name="T67" style:family="text">
      <style:text-properties fo:font-size="12.00pt" fo:font-weight="normal" fo:font-family="'Trebuchet MS'" style:font-family-asian="'Trebuchet MS'" style:font-family-complex="'Trebuchet MS'" fo:background-color="transparent" style:use-window-font-color="true" style:text-line-through-style="solid" style:text-line-through-type="single"/>
    </style:style>
    <style:style style:name="T68" style:family="text">
      <style:text-properties fo:font-size="12.00pt" fo:font-weight="normal" fo:font-family="'Trebuchet MS'" style:font-family-asian="'Trebuchet MS'" style:font-family-complex="'Trebuchet MS'" fo:background-color="transparent" style:use-window-font-color="true"/>
    </style:style>
    <style:style style:name="T69" style:family="text">
      <style:text-properties fo:font-size="12.00pt" fo:font-weight="normal" fo:font-family="'Trebuchet MS'" style:font-family-asian="'Trebuchet MS'" style:font-family-complex="'Trebuchet MS'" fo:background-color="transparent" style:use-window-font-color="true" style:text-line-through-style="solid" style:text-line-through-type="single"/>
    </style:style>
    <style:style style:name="T70" style:family="text">
      <style:text-properties fo:font-size="12.00pt" fo:font-weight="normal" fo:font-family="'Trebuchet MS'" style:font-family-asian="'Trebuchet MS'" style:font-family-complex="'Trebuchet MS'" fo:background-color="transparent" style:use-window-font-color="true"/>
    </style:style>
    <style:style style:name="T71" style:family="text">
      <style:text-properties fo:font-size="12.00pt" fo:font-weight="normal" fo:font-family="'Trebuchet MS'" style:font-family-asian="'Trebuchet MS'" style:font-family-complex="'Trebuchet MS'" fo:background-color="transparent" style:use-window-font-color="true" style:text-line-through-style="solid" style:text-line-through-type="single"/>
    </style:style>
    <style:style style:name="T72" style:family="text">
      <style:text-properties fo:font-size="12.00pt" fo:font-weight="normal" fo:font-family="'Trebuchet MS'" style:font-family-asian="'Trebuchet MS'" style:font-family-complex="'Trebuchet MS'" fo:background-color="transparent" style:use-window-font-color="true"/>
    </style:style>
    <style:style style:name="T73" style:family="text">
      <style:text-properties fo:font-size="12.00pt" fo:font-weight="normal" fo:font-family="'Trebuchet MS'" style:font-family-asian="'Trebuchet MS'" style:font-family-complex="'Trebuchet MS'" fo:background-color="transparent" style:use-window-font-color="true" style:text-line-through-style="solid" style:text-line-through-type="single"/>
    </style:style>
    <style:style style:name="T74" style:family="text">
      <style:text-properties fo:font-size="12.00pt" fo:font-weight="normal" fo:font-family="'Trebuchet MS'" style:font-family-asian="'Trebuchet MS'" style:font-family-complex="'Trebuchet MS'" fo:background-color="transparent" style:use-window-font-color="true"/>
    </style:style>
    <style:style style:name="T75" style:family="text">
      <style:text-properties fo:font-size="12.00pt" fo:font-weight="normal" fo:font-family="'Trebuchet MS'" style:font-family-asian="'Trebuchet MS'" style:font-family-complex="'Trebuchet MS'" fo:background-color="transparent" style:use-window-font-color="true" style:text-line-through-style="solid" style:text-line-through-type="singl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4.00pt" fo:font-weight="bold" fo:font-family="'Trebuchet MS'" style:font-family-asian="'Trebuchet MS'" style:font-family-complex="'Trebuchet MS'"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4.00pt" fo:font-weight="bold" fo:font-family="'Trebuchet MS'" style:font-family-asian="'Trebuchet MS'" style:font-family-complex="'Trebuchet MS'"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4.00pt" fo:font-weight="bold" fo:font-family="'Trebuchet MS'" style:font-family-asian="'Trebuchet MS'" style:font-family-complex="'Trebuchet MS'"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4.00pt" fo:font-weight="bold" fo:font-family="'Trebuchet MS'" style:font-family-asian="'Trebuchet MS'" style:font-family-complex="'Trebuchet MS'"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style:tab-stops>
          <style:tab-stop style:position="0.00pt"/>
        </style:tab-stops>
      </style:paragraph-properties>
    </style:style>
    <style:style style:name="P4" style:family="paragraph">
      <style:paragraph-properties fo:line-height="100.00%" fo:text-align="left"/>
    </style:style>
    <style:style style:name="P5" style:family="paragraph">
      <style:paragraph-properties fo:line-height="100.00%" fo:text-align="justify"/>
    </style:style>
    <style:style style:name="P6" style:family="paragraph">
      <style:paragraph-properties fo:line-height="100.00%" fo:text-align="left"/>
    </style:style>
    <style:style style:name="P7" style:family="paragraph">
      <style:paragraph-properties fo:line-height="100.00%" fo:text-align="justify"/>
    </style:style>
    <style:style style:name="P8" style:family="paragraph">
      <style:paragraph-properties fo:line-height="100.00%" fo:text-align="left"/>
    </style:style>
    <style:style style:name="P9" style:family="paragraph">
      <style:paragraph-properties fo:line-height="100.00%" fo:text-align="justify"/>
    </style:style>
    <style:style style:name="P10" style:family="paragraph">
      <style:paragraph-properties fo:line-height="100.00%" fo:text-align="left"/>
    </style:style>
    <style:style style:name="P11" style:family="paragraph">
      <style:paragraph-properties fo:line-height="100.00%" fo:text-align="left">
        <style:tab-stops>
          <style:tab-stop style:position="0.00pt"/>
        </style:tab-stops>
      </style:paragraph-properties>
    </style:style>
    <style:style style:name="P12" style:family="paragraph">
      <style:paragraph-properties fo:line-height="100.00%" fo:text-align="lef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00.00%" fo:text-align="left">
        <style:tab-stops>
          <style:tab-stop style:position="838536.80pt"/>
        </style:tab-stops>
      </style:paragraph-properties>
    </style:style>
    <style:style style:name="P14" style:family="paragraph">
      <style:paragraph-properties fo:line-height="100.00%" fo:text-align="left"/>
    </style:style>
    <style:style style:name="P15" style:family="paragraph">
      <style:paragraph-properties fo:line-height="100.00%" fo:text-align="left">
        <style:tab-stops>
          <style:tab-stop style:position="0.00pt"/>
        </style:tab-stops>
      </style:paragraph-properties>
    </style:style>
    <style:style style:name="P16" style:family="paragraph">
      <style:paragraph-properties fo:line-height="100.00%" fo:text-align="left"/>
    </style:style>
    <style:style style:name="P17" style:family="paragraph">
      <style:paragraph-properties fo:line-height="100.00%" fo:text-align="center"/>
    </style:style>
    <style:style style:name="P18" style:family="paragraph">
      <style:paragraph-properties fo:line-height="100.00%" fo:text-align="left">
        <style:tab-stops>
          <style:tab-stop style:position="0.00pt"/>
        </style:tab-stops>
      </style:paragraph-properties>
    </style:style>
    <style:style style:name="P19" style:family="paragraph">
      <style:paragraph-properties fo:line-height="100.00%" fo:text-align="left"/>
    </style:style>
    <text:list-style style:name="L20">
      <text:list-level-style-bullet text:level="1" text:bullet-char="•">
        <style:list-level-properties text:space-before="0.00pt" text:min-label-width="18.00pt"/>
        <style:text-properties fo:font-family="Symbol"/>
      </text:list-level-style-bullet>
    </text:list-style>
    <style:style style:name="P20" style:family="paragraph">
      <style:paragraph-properties fo:line-height="100.00%" fo:text-align="left" fo:margin-left="-18.00pt" fo:text-indent="18.00pt"/>
    </style:style>
    <style:style style:name="P21" style:family="paragraph">
      <style:paragraph-properties fo:line-height="100.00%" fo:text-align="left"/>
    </style:style>
    <style:style style:name="P22" style:family="paragraph">
      <style:paragraph-properties fo:line-height="100.00%" fo:text-align="left">
        <style:tab-stops>
          <style:tab-stop style:position="0.00pt"/>
        </style:tab-stops>
      </style:paragraph-properties>
    </style:style>
    <style:style style:name="P23" style:family="paragraph">
      <style:paragraph-properties fo:line-height="100.00%" fo:text-align="left"/>
    </style:style>
    <text:list-style style:name="L24">
      <text:list-level-style-bullet text:level="1" text:bullet-char="•">
        <style:list-level-properties text:space-before="18.00pt" text:min-label-width="18.00pt"/>
        <style:text-properties fo:font-family="Symbol"/>
      </text:list-level-style-bullet>
    </text:list-style>
    <style:style style:name="P24" style:family="paragraph">
      <style:paragraph-properties fo:line-height="100.00%" fo:text-align="left"/>
    </style:style>
    <style:style style:name="P25" style:family="paragraph">
      <style:paragraph-properties fo:line-height="100.00%" fo:text-align="left"/>
    </style:style>
    <style:style style:name="P26" style:family="paragraph">
      <style:paragraph-properties fo:line-height="100.00%" fo:text-align="left">
        <style:tab-stops>
          <style:tab-stop style:position="0.00pt"/>
        </style:tab-stops>
      </style:paragraph-properties>
    </style:style>
    <style:style style:name="P27" style:family="paragraph">
      <style:paragraph-properties fo:line-height="100.00%" fo:text-align="left"/>
    </style:style>
    <style:style style:name="P28" style:family="paragraph">
      <style:paragraph-properties fo:line-height="100.00%" fo:text-align="left">
        <style:tab-stops>
          <style:tab-stop style:position="0.00pt"/>
        </style:tab-stops>
      </style:paragraph-properties>
    </style:style>
    <style:style style:name="P29" style:family="paragraph">
      <style:paragraph-properties fo:line-height="100.00%" fo:text-align="left"/>
    </style:style>
    <style:style style:name="P30" style:family="paragraph">
      <style:paragraph-properties fo:line-height="100.00%" fo:text-align="left">
        <style:tab-stops>
          <style:tab-stop style:position="0.00pt"/>
        </style:tab-stops>
      </style:paragraph-properties>
    </style:style>
    <style:style style:name="P31" style:family="paragraph">
      <style:paragraph-properties fo:line-height="100.00%" fo:text-align="left"/>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2">Programming</text:span></text:p>
      <text:p text:style-name="P1"><text:span text:style-name="T2">1st Year DAM</text:span></text:p>
      <text:p text:style-name="P1"><text:span text:style-name="T3"/></text:p>
      <text:p text:style-name="P1"><text:span text:style-name="T3"/></text:p>
      <text:p text:style-name="P1"><text:span text:style-name="T3"/></text:p>
      <text:p text:style-name="P1"><text:span text:style-name="T3"/></text:p>
      <text:p text:style-name="P1"><text:span text:style-name="T4">Final Project</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6">Memory</text:span></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8">I.E.S. San Vicente</text:span></text:p>
      <text:p text:style-name="P1"><text:span text:style-name="T8">San Vicente del Raspeig (Alicante)</text:span></text:p>
      <text:p text:style-name="P1"><text:span text:style-name="T8">Course 2018/2019</text:span></text:p>
      <text:p text:style-name="P1"><text:span text:style-name="T9"/></text:p>
      <text:p text:style-name="P1"><text:span text:style-name="T9"/></text:p>
      <text:p text:style-name="P1"><text:span text:style-name="T9"/></text:p>
      <text:p text:style-name="P1"><text:span text:style-name="T10">Student:</text:span></text:p>
      <text:p text:style-name="P1"><text:span text:style-name="T10">Diego Aníbal Lezcano Reissner</text:span></text:p>
      <text:p text:style-name="P1"><text:span text:style-name="T11"/></text:p>
      <text:p text:style-name="P1"><text:span text:style-name="T11"/></text:p>
      <text:p text:style-name="P1"><text:span text:style-name="T12">Repository:</text:span></text:p>
      <text:p text:style-name="P1"><text:a xlink:href="https://github.com/TecnoDiego/YsProject.git"><text:span text:style-name="T13">https://github.com/TecnoDiego/YsProject.git</text:span></text:a><text:span text:style-name="T14"/></text:p>
      <text:p text:style-name="P1"><text:span text:style-name="T15"/></text:p>
      <text:p text:style-name="P1"><text:span text:style-name="T15"/></text:p>
      <text:p text:style-name="P1"><text:span text:style-name="T16">Teacher:</text:span></text:p>
      <text:p text:style-name="P1"><text:span text:style-name="T16">Nacho Cabanes</text:span></text:p>
      <text:p text:style-name="P2"><text:span text:style-name="T17"/></text:p>
      <text:p text:style-name="P2"><text:span text:style-name="T17"/></text:p>
      <text:p text:style-name="P3"><text:span text:style-name="T18">1. Introduction</text:span></text:p>
      <text:p text:style-name="P4"><text:span text:style-name="T19"/></text:p>
      <text:p text:style-name="P5"><text:span text:style-name="T20">Project Name</text:span></text:p>
      <text:p text:style-name="P6"><text:span text:style-name="T21">Ys I Ancient Ys vanished PC - 88</text:span></text:p>
      <text:p text:style-name="P6"><text:span text:style-name="T22"/></text:p>
      <text:p text:style-name="P7"><text:span text:style-name="T23">Developed by</text:span></text:p>
      <text:p text:style-name="P8"><text:span text:style-name="T24">Diego Lezcano</text:span></text:p>
      <text:p text:style-name="P8"><text:span text:style-name="T25"/></text:p>
      <text:p text:style-name="P9"><text:span text:style-name="T26">Project description</text:span></text:p>
      <text:p text:style-name="P10"><text:span text:style-name="T27">Ys is a ARPG (Action Role Playing Game) that tells te story of Adol Christin. The player will be able to fight enemies ,level up, buy items and speak to NPCs to uncover the hidden mysteries of The Isle of Esteria. The game is developed with C# language using the Tao.SDL library.</text:span></text:p>
      <text:p text:style-name="P10"><text:span text:style-name="T28"/></text:p>
      <text:p text:style-name="P10"><text:span text:style-name="T28"/></text:p>
      <text:p text:style-name="P10"><text:span text:style-name="T28"/></text:p>
      <text:p text:style-name="P11"><text:span text:style-name="T29">2. Project functionality</text:span></text:p>
      <text:p text:style-name="P12"><text:span text:style-name="T30">At the start after the game cover, a menu will be displayed with the following options:</text:span></text:p>
      <text:p text:style-name="P12"><text:span text:style-name="T31"/></text:p>
      <text:list text:style-name="L13">
        <text:list-item>
          <text:p text:style-name="P13"><text:span text:style-name="T32">New game.</text:span></text:p>
        </text:list-item>
        <text:list-item>
          <text:p text:style-name="P13"><text:span text:style-name="T32">Load game.</text:span></text:p>
        </text:list-item>
        <text:list-item>
          <text:p text:style-name="P13"><text:span text:style-name="T32">Change controls.</text:span></text:p>
        </text:list-item>
        <text:list-item>
          <text:p text:style-name="P13"><text:span text:style-name="T32">Exit.</text:span></text:p>
        </text:list-item>
      </text:list>
      <text:p text:style-name="P14"><text:span text:style-name="T33"/></text:p>
      <text:p text:style-name="P14"><text:span text:style-name="T34">When the New game option is chosen, the game will asks for a name for the save file and proceed to start. First, a tutorial will show up with the controls on screen. After some time the player is placed inside a city with NPCs walking around and buildings wich are posible to enter. If the player goes outside the city, it will encounter enemies on a small zone. Killing enemies gives an amount of experience depending of the type. Also, gold is going to be common drop but the amount is random. Pressing the pause key (escape by default) stops the game and shows a menu with two options, save and exit to game title. The save option will give the player to save a new file o overwrite a current file.</text:span></text:p>
      <text:p text:style-name="P14"><text:span text:style-name="T34"><text:line-break/>The Load game option starts the game on a saved option point.</text:span></text:p>
      <text:p text:style-name="P14"><text:span text:style-name="T35"/></text:p>
      <text:p text:style-name="P14"><text:span text:style-name="T36">With the change controls option the player can choose the keybinds.</text:span></text:p>
      <text:p text:style-name="P14"><text:span text:style-name="T37"/></text:p>
      <text:p text:style-name="P14"><text:span text:style-name="T38">The Exit option simply ends the game.</text:span></text:p>
      <text:p text:style-name="P15"><text:span text:style-name="T39"/></text:p>
      <text:p text:style-name="P15"><text:span text:style-name="T40">3. Screen prototype</text:span></text:p>
      <text:p text:style-name="P16"><text:span text:style-name="T41">The appearance should be as the following image:</text:span></text:p>
      <text:p text:style-name="P16"><text:span text:style-name="T42"/></text:p>
      <text:p text:style-name="P17"><draw:frame text:anchor-type="as-char" svg:width="169.33mm" svg:height="105.83mm" style:rel-width="scale" style:rel-height="scale"><draw:object-ole xlink:href="OleObj1"/><draw:image xlink:href="ObjectReplacements/OleObj1"/></draw:frame><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3">4. Expected deliveries</text:span></text:p>
      <text:p text:style-name="P19"><text:span text:style-name="T44"/></text:p>
      <text:list text:style-name="L20">
        <text:list-item>
          <text:p text:style-name="P20"><text:span text:style-name="T45">Create the game basic structure, the game cover and the main menu.</text:span></text:p>
        </text:list-item>
        <text:list-item>
          <text:p text:style-name="P20"><text:span text:style-name="T45">Implement the Change controls and New game options. drawing the a basic stage and the player.</text:span></text:p>
        </text:list-item>
        <text:list-item>
          <text:p text:style-name="P20"><text:span text:style-name="T45">Implement the pause menu and the save option with the player coordinates and stats (experience, gold, items, etc), saving it on a text file.</text:span></text:p>
        </text:list-item>
        <text:list-item>
          <text:p text:style-name="P20"><text:span text:style-name="T46">Add buildings and NPCs with dialogues cheking collisions with them. NPCs dialogues should pop just by touching them.</text:span></text:p>
        </text:list-item>
        <text:list-item>
          <text:p text:style-name="P20"><text:span text:style-name="T46">Add the interface with the hp, exp, gold and the enemy hp (last touched enemy).</text:span></text:p>
        </text:list-item>
        <text:list-item>
          <text:p text:style-name="P20"><text:span text:style-name="T46">Add basic enemy. Collision with enemies. When the player hits enemies front-to-front, both parties lose hp. When one of them strikes at the rear or the sides, it doesn’t lose hp. Player restores hp while standing still.</text:span></text:p>
        </text:list-item>
        <text:list-item>
          <text:p text:style-name="P20"><text:span text:style-name="T46">Add levels. The characters obtains experience by killing enemies (gold too). When the experience reachs a certain threshold levels up.</text:span></text:p>
        </text:list-item>
        <text:list-item>
          <text:p text:style-name="P20"><text:span text:style-name="T46">Add another type of enemy. Give the enemies movement depending the type. </text:span></text:p>
        </text:list-item>
        <text:list-item>
          <text:p text:style-name="P20"><text:span text:style-name="T46">Add walking. When walking is harder for the enemies to detect the player.</text:span></text:p>
        </text:list-item>
        <text:list-item>
          <text:p text:style-name="P20"><text:span text:style-name="T46">Animate the title, player, NPCs and enemies.</text:span></text:p>
        </text:list-item>
        <text:list-item>
          <text:p text:style-name="P20"><text:span text:style-name="T46">Add items and a a quest. Talk to a Npc, killing some monsters and unlocking another zone.</text:span></text:p>
        </text:list-item>
        <text:list-item>
          <text:p text:style-name="P20"><text:span text:style-name="T46">Add music for two zones.</text:span></text:p>
        </text:list-item>
        <text:list-item>
          <text:p text:style-name="P20"><text:span text:style-name="T46">Add cheats. For example: giving full gold and lvl to the player.</text:span></text:p>
        </text:list-item>
        <text:list-item>
          <text:p text:style-name="P20"><text:span text:style-name="T46">Posibility to take screenshots.</text:span></text:p>
        </text:list-item>
        <text:list-item>
          <text:p text:style-name="P20"><text:span text:style-name="T46">Add a boss with special movements, like disapearing and reapearing in another place.</text:span></text:p>
        </text:list-item>
        <text:list-item>
          <text:p text:style-name="P20"><text:span text:style-name="T46">Add obstacles in the boss room like flames that come from the sides in fixed intervals.</text:span></text:p>
        </text:list-item>
      </text:list>
      <text:p text:style-name="P21"><text:span text:style-name="T47"/></text:p>
      <text:p text:style-name="P21"><text:span text:style-name="T47"/></text:p>
      <text:p text:style-name="P21"><text:span text:style-name="T47"/></text:p>
      <text:p text:style-name="P22"><text:span text:style-name="T48">5.1 Daily work done</text:span></text:p>
      <text:p text:style-name="P22"><text:span text:style-name="T49">17-04-2019, Created game basic structure and main menu.</text:span></text:p>
      <text:p text:style-name="P22"><text:span text:style-name="T50"/></text:p>
      <text:p text:style-name="P23"><text:span text:style-name="T51">06 - 05 - 2019, Create classes Controls and ChangeControlsMenu, detect if a suitable key has been pressed</text:span></text:p>
      <text:p text:style-name="P23"><text:span text:style-name="T52"/></text:p>
      <text:p text:style-name="P23"><text:span text:style-name="T53">13 - 05 - 2019, class diagram, created de Menu class and made MainMenu and ChangeConstrolsMenu inherit from it</text:span></text:p>
      <text:p text:style-name="P23"><text:span text:style-name="T54"/></text:p>
      <text:p text:style-name="P23"><text:span text:style-name="T55">15 - 05 - 2019, implemented the DetectKey method wich returns te key code of the pressed key. Implemented the KeyInUse method from the Controls class</text:span></text:p>
      <text:p text:style-name="P23"><text:span text:style-name="T56"/></text:p>
      <text:p text:style-name="P23"><text:span text:style-name="T57">16 - 05 - 2019, Implemented SwapKey and KeyToString functions. Started the new game option and SaveMenu class.</text:span></text:p>
      <text:p text:style-name="P23"><text:span text:style-name="T58"/></text:p>
      <text:p text:style-name="P23"><text:span text:style-name="T59">20 - 05 - 2019, Implemented partialy a way to save the state of the game with files</text:span></text:p>
      <text:p text:style-name="P23"><text:span text:style-name="T60"/></text:p>
      <text:p text:style-name="P23"><text:span text:style-name="T61">22 - 05 - 2019, : Finished the ChangeControlsMenu (now it works) and started to implement the ChooseSlot method</text:span></text:p>
      <text:p text:style-name="P23"><text:span text:style-name="T62"/></text:p>
      <text:p text:style-name="P23"><text:span text:style-name="T63">23 - 05 - 2019, Upgraded the ChangeControlsMenu and SaveMenu classes</text:span></text:p>
      <text:p text:style-name="P23"><text:span text:style-name="T64"/></text:p>
      <text:p text:style-name="P23"><text:span text:style-name="T65">5.2<text:s/></text:span><text:span text:style-name="T66">Checklist:</text:span></text:p>
      <text:list text:style-name="L24">
        <text:list-item>
          <text:p text:style-name="P24"><text:span text:style-name="T67">if</text:span></text:p>
        </text:list-item>
        <text:list-item>
          <text:p text:style-name="P24"><text:span text:style-name="T67">else</text:span></text:p>
        </text:list-item>
        <text:list-item>
          <text:p text:style-name="P24"><text:span text:style-name="T67">Conectors: &amp;&amp; and/or || and/or !</text:span></text:p>
        </text:list-item>
        <text:list-item>
          <text:p text:style-name="P24"><text:span text:style-name="T67">switch</text:span><text:span text:style-name="T68"/></text:p>
        </text:list-item>
        <text:list-item>
          <text:p text:style-name="P24"><text:span text:style-name="T68">?</text:span></text:p>
        </text:list-item>
        <text:list-item>
          <text:p text:style-name="P24"><text:span text:style-name="T69">while</text:span></text:p>
        </text:list-item>
        <text:list-item>
          <text:p text:style-name="P24"><text:span text:style-name="T69">for</text:span></text:p>
        </text:list-item>
        <text:list-item>
          <text:p text:style-name="P24"><text:span text:style-name="T70">foreach</text:span></text:p>
        </text:list-item>
        <text:list-item>
          <text:p text:style-name="P24"><text:span text:style-name="T71">try-catch</text:span></text:p>
        </text:list-item>
        <text:list-item>
          <text:p text:style-name="P24"><text:span text:style-name="T71">(arrays)</text:span></text:p>
        </text:list-item>
        <text:list-item>
          <text:p text:style-name="P24"><text:span text:style-name="T71">struct</text:span></text:p>
        </text:list-item>
        <text:list-item>
          <text:p text:style-name="P24"><text:span text:style-name="T71">(classes + inheritance)</text:span></text:p>
        </text:list-item>
        <text:list-item>
          <text:p text:style-name="P24"><text:span text:style-name="T71">(properties or getters and setters)</text:span></text:p>
        </text:list-item>
        <text:list-item>
          <text:p text:style-name="P24"><text:span text:style-name="T71">public, protected, (optional) private</text:span></text:p>
        </text:list-item>
        <text:list-item>
          <text:p text:style-name="P24"><text:span text:style-name="T72">ArrayList or List&lt;&gt;</text:span></text:p>
        </text:list-item>
        <text:list-item>
          <text:p text:style-name="P24"><text:span text:style-name="T72">Hashtable or SortedList o Dictionary</text:span></text:p>
        </text:list-item>
        <text:list-item>
          <text:p text:style-name="P24"><text:span text:style-name="T73">StreamReader or FileStream or BinaryReader</text:span></text:p>
        </text:list-item>
        <text:list-item>
          <text:p text:style-name="P24"><text:span text:style-name="T73">ref or out</text:span><text:span text:style-name="T74"/></text:p>
        </text:list-item>
        <text:list-item>
          <text:p text:style-name="P24"><text:span text:style-name="T75">(advanced string handling: substring, contains, split, replace or similar)</text:span></text:p>
        </text:list-item>
        <text:list-item>
          <text:p text:style-name="P24"><text:span text:style-name="T75">(advanced console or SDL or Windows Forms or Unity)</text:span></text:p>
        </text:list-item>
      </text:list>
      <text:p text:style-name="P25"><text:span text:style-name="T76"/></text:p>
      <text:p text:style-name="P26"><text:span text:style-name="T77">6. Troubles found while development</text:span></text:p>
      <text:p text:style-name="P27"><text:span text:style-name="T78"/></text:p>
      <text:p text:style-name="P28"><text:span text:style-name="T79">7. Improvements and restrictions added</text:span></text:p>
      <text:p text:style-name="P29"><text:span text:style-name="T80"/></text:p>
      <text:p text:style-name="P30"><text:span text:style-name="T81">8. Final Project screenshots</text:span></text:p>
      <text:p text:style-name="P30"><text:span text:style-name="T82"/></text:p>
      <text:p text:style-name="P30"><text:span text:style-name="T83">9. Final Project source code</text:span></text:p>
      <text:p text:style-name="P31"><text:span text:style-name="T8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